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72f" draw:textarea-horizontal-align="justify" draw:textarea-vertical-align="middle" draw:auto-grow-height="false" fo:min-height="1.317cm" fo:min-width="1.739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206cm" fo:min-width="1.66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08cm" fo:min-width="1.347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1.08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09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1.111cm" fo:min-width="1.52cm"/>
      <style:paragraph-properties style:writing-mode="lr-tb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1.206cm" fo:min-width="1.5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0pt" style:font-size-asian="14pt" style:font-size-complex="14pt"/>
    </style:style>
    <style:style style:name="P2" style:family="paragraph">
      <loext:graphic-properties draw:fill-color="#ff972f"/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-color="#ffdbb6"/>
      <style:paragraph-properties fo:text-align="center"/>
      <style:text-properties fo:font-size="10pt" style:font-size-asian="12pt" style:font-size-complex="12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solid"/>
      <style:paragraph-properties fo:text-align="center"/>
      <style:text-properties fo:font-size="10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165cm" svg:height="2.215cm" svg:x="0.508cm" svg:y="0.6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318cm" svg:height="2.912cm" svg:x="6.35cm" svg:y="0.136cm">
          <text:p text:style-name="P3"><text:span text:style-name="T2">Found camera targe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3" draw:id="id3" draw:layer="layout" svg:width="3.693cm" svg:height="2.658cm" svg:x="14.4cm" svg:y="0.517cm">
          <text:p text:style-name="P3"><text:span text:style-name="T2">Init target with fac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4" draw:id="id4" draw:layer="layout" svg:width="3.692cm" svg:height="2.658cm" svg:x="21.082cm" svg:y="0.508cm">
          <text:p text:style-name="P3"><text:span text:style-name="T2">Init global 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1.231cm" svg:height="0.645cm" svg:x="12.993cm" svg:y="1.255cm">
          <draw:text-box>
            <text:p text:style-name="P5">YES</text:p>
          </draw:text-box>
        </draw:frame>
        <draw:frame draw:style-name="gr5" draw:text-style-name="P6" draw:layer="layout" svg:width="1.231cm" svg:height="0.645cm" svg:x="18.093cm" svg:y="0.991cm">
          <draw:text-box>
            <text:p text:style-name="P5">YES</text:p>
          </draw:text-box>
        </draw:frame>
        <draw:connector draw:style-name="gr6" draw:text-style-name="P7" draw:layer="layout" svg:x1="3.673cm" svg:y1="1.764cm" svg:x2="6.35cm" svg:y2="1.592cm" draw:start-shape="id1" draw:start-glue-point="10" draw:end-shape="id2" draw:end-glue-point="5" svg:d="M3673 1764h1339v-172h1338" svg:viewBox="0 0 2678 173">
          <text:p/>
        </draw:connector>
        <draw:connector draw:style-name="gr6" draw:text-style-name="P7" draw:layer="layout" svg:x1="18.093cm" svg:y1="1.846cm" svg:x2="21.082cm" svg:y2="1.837cm" draw:start-shape="id3" draw:start-glue-point="7" draw:end-shape="id4" svg:d="M18093 1846h1495v-9h1494" svg:viewBox="0 0 2990 10">
          <text:p/>
        </draw:connector>
        <draw:connector draw:style-name="gr6" draw:text-style-name="P7" draw:layer="layout" svg:x1="8.509cm" svg:y1="3.048cm" svg:x2="2.091cm" svg:y2="2.871cm" draw:start-shape="id2" draw:start-glue-point="6" draw:end-shape="id1" draw:end-glue-point="8" svg:d="M8509 3048v501h-6418v-678" svg:viewBox="0 0 6419 679">
          <text:p/>
        </draw:connector>
        <draw:connector draw:style-name="gr6" draw:text-style-name="P7" draw:layer="layout" svg:x1="16.247cm" svg:y1="3.175cm" svg:x2="2.091cm" svg:y2="2.871cm" draw:start-shape="id3" draw:start-glue-point="6" draw:end-shape="id1" draw:end-glue-point="8" svg:d="M16247 3175v502h-14156v-806" svg:viewBox="0 0 14157 807">
          <text:p/>
        </draw:connector>
        <draw:connector draw:style-name="gr6" draw:text-style-name="P7" draw:layer="layout" svg:x1="10.668cm" svg:y1="1.592cm" svg:x2="14.4cm" svg:y2="1.846cm" draw:start-shape="id2" draw:start-glue-point="7" draw:end-shape="id3" draw:end-glue-point="5" svg:d="M10668 1592h1866v254h1866" svg:viewBox="0 0 3733 255">
          <text:p/>
        </draw:connector>
        <draw:connector draw:style-name="gr6" draw:text-style-name="P7" draw:layer="layout" svg:x1="22.928cm" svg:y1="3.166cm" svg:x2="2.091cm" svg:y2="2.871cm" draw:start-shape="id4" draw:start-glue-point="6" draw:end-shape="id1" draw:end-glue-point="8" svg:d="M22928 3166v502h-20837v-797" svg:viewBox="0 0 20838 798">
          <text:p/>
        </draw:connector>
        <draw:frame draw:style-name="gr7" draw:text-style-name="P6" draw:layer="layout" svg:width="1.231cm" svg:height="0.645cm" svg:x="5.08cm" svg:y="2.657cm">
          <draw:text-box>
            <text:p text:style-name="P5">No</text:p>
          </draw:text-box>
        </draw:frame>
        <draw:frame draw:style-name="gr7" draw:text-style-name="P6" draw:layer="layout" svg:width="1.231cm" svg:height="0.645cm" svg:x="11.176cm" svg:y="2.794cm">
          <draw:text-box>
            <text:p text:style-name="P5">No</text:p>
          </draw:text-box>
        </draw:frame>
        <draw:frame draw:style-name="gr7" draw:text-style-name="P6" draw:layer="layout" svg:width="1.231cm" svg:height="0.645cm" svg:x="18.093cm" svg:y="2.732cm">
          <draw:text-box>
            <text:p text:style-name="P5">No</text:p>
          </draw:text-box>
        </draw:frame>
        <draw:custom-shape draw:style-name="gr1" draw:text-style-name="P2" xml:id="id5" draw:id="id5" draw:layer="layout" svg:width="3.165cm" svg:height="2.215cm" svg:x="9.932cm" svg:y="5.48cm">
          <text:p text:style-name="P1"><text:span text:style-name="T1">FOL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24.774cm" svg:y1="1.837cm" svg:x2="11.515cm" svg:y2="5.48cm" draw:start-shape="id4" draw:start-glue-point="7" draw:end-shape="id5" draw:end-glue-point="4" svg:d="M24774 1837h502v2486h-13761v1157" svg:viewBox="0 0 13762 3644">
          <text:p/>
        </draw:connector>
        <draw:frame draw:style-name="gr7" draw:text-style-name="P6" draw:layer="layout" svg:width="1.231cm" svg:height="0.645cm" svg:x="23.876cm" svg:y="3.419cm">
          <draw:text-box>
            <text:p text:style-name="P5">YES</text:p>
          </draw:text-box>
        </draw:frame>
        <draw:custom-shape draw:style-name="gr8" draw:text-style-name="P4" xml:id="id6" draw:id="id6" draw:layer="layout" svg:width="4.038cm" svg:height="2.721cm" svg:x="15.266cm" svg:y="4.763cm">
          <text:p text:style-name="P3"><text:span text:style-name="T2">Found camera targe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7" draw:id="id7" draw:layer="layout" svg:width="3.692cm" svg:height="2.658cm" svg:x="22.352cm" svg:y="4.826cm">
          <text:p text:style-name="P3"><text:span text:style-name="T2">Update global 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6" draw:layer="layout" svg:width="1.231cm" svg:height="0.645cm" svg:x="20.105cm" svg:y="5.197cm">
          <draw:text-box>
            <text:p text:style-name="P5">YES</text:p>
          </draw:text-box>
        </draw:frame>
        <draw:connector draw:style-name="gr6" draw:text-style-name="P7" draw:layer="layout" svg:x1="13.097cm" svg:y1="6.588cm" svg:x2="15.266cm" svg:y2="6.124cm" draw:start-shape="id5" draw:start-glue-point="10" draw:end-shape="id6" draw:end-glue-point="5" svg:d="M13097 6588h1085v-464h1084" svg:viewBox="0 0 2170 465">
          <text:p/>
        </draw:connector>
        <draw:connector draw:style-name="gr6" draw:text-style-name="P7" draw:layer="layout" svg:x1="19.304cm" svg:y1="6.124cm" svg:x2="22.352cm" svg:y2="6.155cm" draw:start-shape="id6" draw:start-glue-point="7" draw:end-shape="id7" draw:end-glue-point="5" svg:d="M19304 6124h1525v31h1523" svg:viewBox="0 0 3049 32">
          <text:p/>
        </draw:connector>
        <draw:connector draw:style-name="gr6" draw:text-style-name="P8" draw:layer="layout" svg:x1="26.044cm" svg:y1="6.155cm" svg:x2="11.515cm" svg:y2="7.695cm" draw:start-shape="id7" draw:start-glue-point="7" draw:end-shape="id5" draw:end-glue-point="8" svg:d="M26044 6155h502v2041h-15031v-501" svg:viewBox="0 0 15032 2042">
          <text:p/>
        </draw:connector>
        <draw:frame draw:style-name="gr7" draw:text-style-name="P6" draw:layer="layout" svg:width="1.231cm" svg:height="0.645cm" svg:x="13.097cm" svg:y="7.367cm">
          <draw:text-box>
            <text:p text:style-name="P5">YES</text:p>
          </draw:text-box>
        </draw:frame>
        <draw:custom-shape draw:style-name="gr1" draw:text-style-name="P2" xml:id="id8" draw:id="id8" draw:layer="layout" svg:width="3.165cm" svg:height="2.215cm" svg:x="0.762cm" svg:y="8.008cm">
          <text:p text:style-name="P1"><text:span text:style-name="T1">SEARCH TARGET</text:span></text:p>
          <text:p text:style-name="P1"><text:span text:style-name="T1">WITH 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7.285cm" svg:y1="7.484cm" svg:x2="3.927cm" svg:y2="9.116cm" draw:start-shape="id6" draw:start-glue-point="6" draw:end-shape="id8" draw:end-glue-point="10" svg:d="M17285 7484v1632h-13358" svg:viewBox="0 0 13359 1633">
          <text:p/>
        </draw:connector>
        <draw:frame draw:style-name="gr7" draw:text-style-name="P6" draw:layer="layout" svg:width="1.231cm" svg:height="0.645cm" svg:x="10.007cm" svg:y="8.191cm">
          <draw:text-box>
            <text:p text:style-name="P5">No</text:p>
          </draw:text-box>
        </draw:frame>
        <draw:connector draw:style-name="gr6" draw:text-style-name="P8" draw:layer="layout" svg:x1="24.198cm" svg:y1="7.484cm" svg:x2="3.464cm" svg:y2="9.899cm" draw:start-shape="id7" draw:start-glue-point="6" draw:end-shape="id8" draw:end-glue-point="9" svg:d="M24198 7484v3240h-20734v-825" svg:viewBox="0 0 20735 3241">
          <text:p/>
        </draw:connector>
        <draw:frame draw:style-name="gr7" draw:text-style-name="P6" draw:layer="layout" svg:width="1.231cm" svg:height="0.645cm" svg:x="5.08cm" svg:y="9.832cm">
          <draw:text-box>
            <text:p text:style-name="P5">No</text:p>
          </draw:text-box>
        </draw:frame>
        <draw:custom-shape draw:style-name="gr9" draw:text-style-name="P4" xml:id="id9" draw:id="id9" draw:layer="layout" svg:width="4.064cm" svg:height="2.912cm" svg:x="4.826cm" svg:y="11.493cm">
          <text:p text:style-name="P3"><text:span text:style-name="T2">Update global traget</text:span></text:p>
          <text:p text:style-name="P3"><text:span text:style-name="T2">With leg detect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8" draw:layer="layout" svg:x1="2.345cm" svg:y1="10.223cm" svg:x2="4.826cm" svg:y2="12.949cm" draw:start-shape="id8" draw:start-glue-point="8" draw:end-shape="id9" draw:end-glue-point="5" svg:d="M2345 10223v2726h2481" svg:viewBox="0 0 2482 2727">
          <text:p/>
        </draw:connector>
        <draw:connector draw:style-name="gr6" draw:text-style-name="P8" draw:layer="layout" svg:x1="8.89cm" svg:y1="12.949cm" svg:x2="6.858cm" svg:y2="11.493cm" draw:start-shape="id9" draw:start-glue-point="7" draw:end-shape="id9" draw:end-glue-point="4" svg:d="M8890 12949h502v-1957h-2534v501" svg:viewBox="0 0 2535 1958">
          <text:p/>
        </draw:connector>
        <draw:frame draw:style-name="gr10" draw:text-style-name="P6" draw:layer="layout" svg:width="3.048cm" svg:height="1.039cm" svg:x="7.874cm" svg:y="11.493cm">
          <draw:text-box>
            <text:p text:style-name="P5">No, &lt; num of trials</text:p>
          </draw:text-box>
        </draw:frame>
        <draw:connector draw:style-name="gr6" draw:text-style-name="P8" draw:layer="layout" svg:x1="6.858cm" svg:y1="14.405cm" svg:x2="11.515cm" svg:y2="7.695cm" draw:start-shape="id9" draw:start-glue-point="6" draw:end-shape="id5" draw:end-glue-point="8" svg:d="M6858 14405v501h4657v-7211" svg:viewBox="0 0 4658 7212">
          <text:p/>
        </draw:connector>
        <draw:frame draw:style-name="gr7" draw:text-style-name="P6" draw:layer="layout" svg:width="1.231cm" svg:height="0.645cm" svg:x="9.945cm" svg:y="13.896cm">
          <draw:text-box>
            <text:p text:style-name="P5">YES</text:p>
          </draw:text-box>
        </draw:frame>
        <draw:frame draw:style-name="gr7" draw:text-style-name="P6" draw:layer="layout" svg:width="1.231cm" svg:height="0.645cm" svg:x="3.302cm" svg:y="6.276cm">
          <draw:text-box>
            <text:p text:style-name="P5">No</text:p>
          </draw:text-box>
        </draw:frame>
        <draw:frame draw:style-name="gr7" draw:text-style-name="P6" draw:layer="layout" svg:width="1.231cm" svg:height="0.645cm" svg:x="13.097cm" svg:y="5.479cm">
          <draw:text-box>
            <text:p text:style-name="P5">YES</text:p>
          </draw:text-box>
        </draw:frame>
        <draw:connector draw:style-name="gr6" draw:text-style-name="P8" draw:layer="layout" svg:x1="6.858cm" svg:y1="11.493cm" svg:x2="0.971cm" svg:y2="2.547cm" draw:start-shape="id9" draw:start-glue-point="4" draw:end-shape="id1" draw:end-glue-point="7" svg:d="M6858 11493v-4311h-5887v-4635" svg:viewBox="0 0 5888 8947">
          <text:p/>
        </draw:connecto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2:29:26.357126637</meta:creation-date>
    <dc:date>2022-06-26T12:59:42.182749912</dc:date>
    <meta:editing-duration>PT8M49S</meta:editing-duration>
    <meta:editing-cycles>4</meta:editing-cycles>
    <meta:generator>LibreOffice/6.4.7.2$Linux_X86_64 LibreOffice_project/40$Build-2</meta:generator>
    <meta:document-statistic meta:object-count="62"/>
  </office:meta>
</office:document-meta>
</file>